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Warming_Land">
            <text:p>Warming_Land</text:p>
          </table:table-cell>
          <table:table-cell office:value-type="string" office:value="radiocarbon">
            <text:p>radiocarbon</text:p>
          </table:table-cell>
          <table:table-cell office:value-type="string" office:value="HAR-6289">
            <text:p>HAR-6289</text:p>
          </table:table-cell>
          <table:table-cell office:value-type="float" office:value="82.297">
            <text:p>82.297</text:p>
          </table:table-cell>
          <table:table-cell office:value-type="float" office:value="-55.063">
            <text:p>-55.063</text:p>
          </table:table-cell>
          <table:table-cell office:value-type="float" office:value="9390.0">
            <text:p>9390.0</text:p>
          </table:table-cell>
          <table:table-cell office:value-type="float" office:value="90.0">
            <text:p>9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93.0">
            <text:p>93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85,KellyBennike1992">
            <text:p>KellyBennike1985,KellyBennike1992</text:p>
          </table:table-cell>
        </table:table-row>
        <table:table-row>
          <table:table-cell office:value-type="string" office:value="Warming_Land">
            <text:p>Warming_Land</text:p>
          </table:table-cell>
          <table:table-cell office:value-type="string" office:value="radiocarbon">
            <text:p>radiocarbon</text:p>
          </table:table-cell>
          <table:table-cell office:value-type="string" office:value="HAR-6287">
            <text:p>HAR-6287</text:p>
          </table:table-cell>
          <table:table-cell office:value-type="float" office:value="81.513">
            <text:p>81.513</text:p>
          </table:table-cell>
          <table:table-cell office:value-type="float" office:value="-51.078">
            <text:p>-51.078</text:p>
          </table:table-cell>
          <table:table-cell office:value-type="float" office:value="6480.0">
            <text:p>6480.0</text:p>
          </table:table-cell>
          <table:table-cell office:value-type="float" office:value="100.0">
            <text:p>10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26.0">
            <text:p>26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85,KellyBennike1992">
            <text:p>KellyBennike1985,KellyBennike1992</text:p>
          </table:table-cell>
        </table:table-row>
        <table:table-row>
          <table:table-cell office:value-type="string" office:value="Warming_Land">
            <text:p>Warming_Land</text:p>
          </table:table-cell>
          <table:table-cell office:value-type="string" office:value="radiocarbon">
            <text:p>radiocarbon</text:p>
          </table:table-cell>
          <table:table-cell office:value-type="string" office:value="HAR-6290">
            <text:p>HAR-6290</text:p>
          </table:table-cell>
          <table:table-cell office:value-type="float" office:value="81.758">
            <text:p>81.758</text:p>
          </table:table-cell>
          <table:table-cell office:value-type="float" office:value="-53.9">
            <text:p>-53.9</text:p>
          </table:table-cell>
          <table:table-cell office:value-type="float" office:value="8210.0">
            <text:p>8210.0</text:p>
          </table:table-cell>
          <table:table-cell office:value-type="float" office:value="120.0">
            <text:p>120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70.0">
            <text:p>70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85,KellyBennike1992">
            <text:p>KellyBennike1985,KellyBennike1992</text:p>
          </table:table-cell>
        </table:table-row>
        <table:table-row>
          <table:table-cell office:value-type="string" office:value="Warming_Land">
            <text:p>Warming_Land</text:p>
          </table:table-cell>
          <table:table-cell office:value-type="string" office:value="radiocarbon">
            <text:p>radiocarbon</text:p>
          </table:table-cell>
          <table:table-cell office:value-type="string" office:value="K-4380">
            <text:p>K-4380</text:p>
          </table:table-cell>
          <table:table-cell office:value-type="float" office:value="81.467">
            <text:p>81.467</text:p>
          </table:table-cell>
          <table:table-cell office:value-type="float" office:value="-54.65">
            <text:p>-54.65</text:p>
          </table:table-cell>
          <table:table-cell office:value-type="float" office:value="5277.0">
            <text:p>5277.0</text:p>
          </table:table-cell>
          <table:table-cell office:value-type="float" office:value="86.0">
            <text:p>86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24.0">
            <text:p>24.0</text:p>
          </table:table-cell>
          <table:table-cell office:value-type="float" office:value="4.800000000000001">
            <text:p>4.800000000000001</text:p>
          </table:table-cell>
          <table:table-cell office:value-type="float" office:value="4.800000000000001">
            <text:p>4.800000000000001</text:p>
          </table:table-cell>
          <table:table-cell office:value-type="string" office:value="KellyBennike1992,BennikeKelly1987">
            <text:p>KellyBennike1992,BennikeKelly198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